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F000001A16B8E18549696BD7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1ae74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c18af" officeooo:paragraph-rsid="001ae74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c18af" officeooo:paragraph-rsid="001ae74e" style:font-size-asian="20pt" style:font-weight-asian="bold" style:font-size-complex="20pt" style:font-weight-complex="bold"/>
    </style:style>
    <style:style style:name="T1" style:family="text">
      <style:text-properties officeooo:rsid="000cde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ier de Con<text:span text:style-name="T1">ception</text:span></text:p>
      <text:p text:style-name="P3"/>
      <text:p text:style-name="P2"/>
      <text:p text:style-name="P1">Diagramme de Classes</text:p>
      <text:p text:style-name="P1"/>
      <text:p text:style-name="P1"><draw:frame draw:style-name="fr1" draw:name="Image1" text:anchor-type="paragraph" svg:width="17cm" svg:height="10.821cm" draw:z-index="0"><draw:image xlink:href="Pictures/100000000000028F000001A16B8E18549696BD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09:33.849677642</meta:creation-date>
    <dc:date>2018-10-26T09:10:55.863881492</dc:date>
    <meta:editing-duration>PT1M21S</meta:editing-duration>
    <meta:editing-cycles>2</meta:editing-cycles>
    <meta:generator>LibreOffice/5.2.0.4$Linux_X86_64 LibreOffice_project/20m0$Build-4</meta:generator>
    <meta:document-statistic meta:table-count="0" meta:image-count="1" meta:object-count="0" meta:page-count="1" meta:paragraph-count="2" meta:word-count="6" meta:character-count="41" meta:non-whitespace-character-count="37"/>
  </office:meta>
</office:document-meta>
</file>